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font-size="20pt" style:font-size-asian="20pt" style:font-size-complex="20pt"/>
    </style:style>
    <style:style style:name="P2" style:family="paragraph" style:parent-style-name="Heading_20_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Preformatted_20_Text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14f477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16bf33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18333a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4pt" officeooo:paragraph-rsid="0014f477" style:font-size-asian="14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fo:font-size="14pt" officeooo:paragraph-rsid="0016bf33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fo:font-size="14pt" officeooo:paragraph-rsid="0018333a" style:font-size-asian="14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fo:color="#7f7f7f" fo:font-size="14pt" officeooo:paragraph-rsid="0014f477" style:font-size-asian="14pt" style:font-size-complex="14pt"/>
    </style:style>
    <style:style style:name="T1" style:family="text">
      <style:text-properties fo:color="#7f7f7f"/>
    </style:style>
    <style:style style:name="T2" style:family="text">
      <style:text-properties fo:color="#7f7f7f" fo:font-size="14pt" style:font-size-asian="14pt" style:font-size-complex="14pt"/>
    </style:style>
    <style:style style:name="T3" style:family="text">
      <style:text-properties fo:color="#7f7f7f" fo:font-size="14pt" officeooo:rsid="0014f477" style:font-size-asian="14pt" style:font-size-complex="14pt"/>
    </style:style>
    <style:style style:name="T4" style:family="text">
      <style:text-properties fo:color="#7f7f7f" fo:font-size="14pt" officeooo:rsid="0016bf33" style:font-size-asian="14pt" style:font-size-complex="14pt"/>
    </style:style>
    <style:style style:name="T5" style:family="text">
      <style:text-properties fo:color="#7f7f7f" fo:font-size="14pt" fo:background-color="transparent" loext:char-shading-value="0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f477" style:font-size-asian="14pt" style:font-size-complex="14pt"/>
    </style:style>
    <style:style style:name="T8" style:family="text">
      <style:text-properties fo:color="#000000" fo:font-size="14pt" fo:background-color="transparent" loext:char-shading-value="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🎤 Rebecca, l’héritière des flammes 🔥👑</text:h>
      <text:h text:style-name="P2" text:outline-level="2"><text:span text:style-name="T1">[INTRO] </text:span>🥁🎺</text:h>
      <text:p text:style-name="P10">🌍 Ambiance de stade, percussions ivoiriennes, sifflets</text:p>
      <text:p text:style-name="P6"><text:span text:style-name="T3">🎶 [</text:span><text:span text:style-name="T2">Rif vocal</text:span><text:span text:style-name="T3">]</text:span><text:span text:style-name="T6"> </text:span><text:span text:style-name="Strong_20_Emphasis"><text:span text:style-name="T6">Demba ! Demba ! Demba !</text:span></text:span></text:p>
      <text:h text:style-name="P2" text:outline-level="2"><text:span text:style-name="T1">[REFRAIN – CRI DE FOULE] x2 </text:span>🙌🔥</text:h>
      <text:p text:style-name="P7">👩‍🎤 <text:span text:style-name="T1">[Lead]</text:span> C’est la guerrière ?</text:p>
      <text:p text:style-name="P7">👥 <text:span text:style-name="T1">[Réponse]</text:span> C’est Rebecca, on est ensemble ! 🤝✨</text:p>
      <text:p text:style-name="P7">👩‍🎤 <text:span text:style-name="T1">[Lead]</text:span> Le feu de la joie ?</text:p>
      <text:p text:style-name="P7">👥<text:span text:style-name="T1">[Réponse]</text:span> C’est Christ-Ethane, bôgô choco ! 🔥💃</text:p>
      <text:p text:style-name="P4"><text:span text:style-name="T6">👩‍🎤 </text:span><text:span text:style-name="T2">[Lead]</text:span><text:span text:style-name="T6"> La chaleur est là ?</text:span></text:p>
      <text:p text:style-name="P6"><text:span text:style-name="T6">👥 </text:span><text:span text:style-name="T2">[Réponse]</text:span><text:span text:style-name="T6"> On va danser, gbê est mieux que drap ! 🎉🕺</text:span></text:p>
      <text:p text:style-name="P6"><text:span text:style-name="T6">🎶 </text:span><text:span text:style-name="T3">[</text:span><text:span text:style-name="T2">Rif vocal</text:span><text:span text:style-name="T3">]</text:span><text:span text:style-name="T6"> </text:span><text:span text:style-name="Strong_20_Emphasis"><text:span text:style-name="T6">Demba !</text:span></text:span></text:p>
      <text:h text:style-name="P2" text:outline-level="2"><text:span text:style-name="T1">[COUPLET 1 – Héritage]</text:span> 🌺📜</text:h>
      <text:p text:style-name="P7">👑 Comme Abla Pokou, reine au grand destin, </text:p>
      <text:p text:style-name="P7">💃 Tu danses, tu portes, tu traces le chemin.</text:p>
      <text:p text:style-name="P7">🌌 Les femmes des contes, armées dans la nuit,</text:p>
      <text:p text:style-name="P7">✨ Rebecca s’élève, et la douleur s’enfuit.</text:p>
      <text:p text:style-name="P7">🎵 Yako pour la peine, elle transforme en flow,</text:p>
      <text:p text:style-name="P7">🔥 Rebecca choco, la reine du show !</text:p>
      <text:h text:style-name="P2" text:outline-level="2"><text:span text:style-name="T1">[PONT – Transition Énergique]</text:span> 🥁🌊</text:h>
      <text:p text:style-name="P4"><text:span text:style-name="T6">🥁 Le tambour parle fort ! </text:span><text:span text:style-name="T2">[Percu, percu !]</text:span></text:p>
      <text:p text:style-name="P7">🌊 Les rivières chantent encore !</text:p>
      <text:p text:style-name="P7"><text:soft-page-break/>👩‍👦 De la mère au fils ! Eh !</text:p>
      <text:p text:style-name="P7">⚡ C’est la force qui vient ! Ah ! </text:p>
      <text:p text:style-name="P4"><text:span text:style-name="T6">🎶 </text:span><text:span text:style-name="T3">[</text:span><text:span text:style-name="T2">Rif vocal</text:span><text:span text:style-name="T3">]</text:span><text:span text:style-name="T2"> </text:span><text:span text:style-name="T6"><text:s/></text:span><text:span text:style-name="Strong_20_Emphasis"><text:span text:style-name="T6">Demba ! Demba !</text:span></text:span></text:p>
      <text:h text:style-name="P2" text:outline-level="2"><text:span text:style-name="T1">[REFRAIN – CRI DE FOULE] x2</text:span> 🙌🔥</text:h>
      <text:p text:style-name="P7">👩‍🎤 <text:span text:style-name="T1">[Lead]</text:span> C’est la guerrière ? </text:p>
      <text:p text:style-name="P7">👥<text:span text:style-name="T1">[Réponse] </text:span>C’est Rebecca, on est ensemble ! 🤝✨</text:p>
      <text:p text:style-name="P7">👩‍🎤 <text:span text:style-name="T1">[Lead] </text:span>Le feu de la joie ? </text:p>
      <text:p text:style-name="P7">👥<text:span text:style-name="T1">[Réponse]</text:span> C’est Christ-Ethane, bôgô choco ! 🔥💃</text:p>
      <text:p text:style-name="P4"><text:span text:style-name="T6">👩‍🎤</text:span><text:span text:style-name="T2"> [Lead]</text:span><text:span text:style-name="T6"> La chaleur est là ?</text:span></text:p>
      <text:p text:style-name="P6"><text:span text:style-name="T6">👥 </text:span><text:span text:style-name="T2">[Réponse] </text:span><text:span text:style-name="T6">On va danser, gbê est mieux que drap ! 🎉🕺</text:span></text:p>
      <text:p text:style-name="P6"><text:span text:style-name="T6">🎶 </text:span><text:span text:style-name="T3">[</text:span><text:span text:style-name="T2">Rif vocal</text:span><text:span text:style-name="T3">]</text:span><text:span text:style-name="T6"> </text:span><text:span text:style-name="Strong_20_Emphasis"><text:span text:style-name="T6">Demba !</text:span></text:span></text:p>
      <text:h text:style-name="P2" text:outline-level="2"><text:span text:style-name="T1">[COUPLET 2 – Transmission]</text:span> 🌟👶</text:h>
      <text:p text:style-name="P7">🔥 Ton énergie brûle, tes pas font vibrer,</text:p>
      <text:p text:style-name="P7">👀 Et dans ton regard, l’avenir est sculpté.</text:p>
      <text:p text:style-name="P7">🌞 Christ-Ethane, enfant de force et de sagesse,</text:p>
      <text:p text:style-name="P7">💡 Il porte ta lumière, il prolonge ta liesse.</text:p>
      <text:p text:style-name="P7">⚔️ Rebecca dja, guerrière sans peur,</text:p>
      <text:p text:style-name="P7">🌈 Christ-Ethane avance, porteur de bonheur !</text:p>
      <text:h text:style-name="P2" text:outline-level="2"><text:span text:style-name="T1">[COUPLET 3 – Cuisine / Fête]</text:span> 🍲🐐🎉</text:h>
      <text:p text:style-name="P7">👑 On t’appelle la reine, la flamme souveraine,</text:p>
      <text:p text:style-name="P7">🐐 Tu n’as pas chassé le gorille, mais la chèvre est là.</text:p>
      <text:p text:style-name="P7">🍴 Tu es forte en cuisine, maîtresse des mets africains,</text:p>
      <text:p text:style-name="P7">🔥 La chèvre grillée brûle, le goût c’est la victoire.</text:p>
      <text:p text:style-name="P7"><text:soft-page-break/>🎊 De tes mains vient la fête, le partage, la ferveur,</text:p>
      <text:p text:style-name="P7">❤️ Tu nous nourris de force, tu nous donnes du cœur.</text:p>
      <text:p text:style-name="P7">🌍 La cuisine, c’est l’héritage, le secret de la terre,</text:p>
      <text:p text:style-name="P7">👩‍🍳 Rebecca, notre chef, la plus belle des guerrières !</text:p>
      <text:h text:style-name="P2" text:outline-level="2"><text:span text:style-name="T1">[REFRAIN – CRI DE FOULE] x2</text:span> 🙌🔥</text:h>
      <text:p text:style-name="P7">👩‍🎤 <text:span text:style-name="T1">[Lead]</text:span> C’est la guerrière ?</text:p>
      <text:p text:style-name="P7">👥 <text:span text:style-name="T1">[Réponse]</text:span> C’est Rebecca, on est ensemble ! 🤝✨</text:p>
      <text:p text:style-name="P7">👩‍🎤 <text:span text:style-name="T1">[Lead]</text:span> Le feu de la joie ?</text:p>
      <text:p text:style-name="P7">👥 <text:span text:style-name="T1">[Réponse]</text:span> C’est Christ-Ethane, bôgô choco ! 🔥💃</text:p>
      <text:p text:style-name="P4"><text:span text:style-name="T6">👩‍🎤 </text:span><text:span text:style-name="T2">[Lead]</text:span><text:span text:style-name="T6"> La chaleur est là ?</text:span></text:p>
      <text:p text:style-name="P4"><text:span text:style-name="T6">👥 </text:span><text:span text:style-name="T2">[Réponse]</text:span><text:span text:style-name="T6"> On va danser, gbê est mieux que drap ! 🎉🕺</text:span></text:p>
      <text:p text:style-name="P6"><text:span text:style-name="T6">🎶 </text:span><text:span text:style-name="T3">[</text:span><text:span text:style-name="T2">Rif vocal</text:span><text:span text:style-name="T3">]</text:span><text:span text:style-name="T6"> </text:span><text:span text:style-name="Strong_20_Emphasis"><text:span text:style-name="T6">Demba !</text:span></text:span></text:p>
      <text:h text:style-name="P2" text:outline-level="2"><text:span text:style-name="T1">[OUTRO / FIN]</text:span> 👏🎇</text:h>
      <text:p text:style-name="P10">🎉 Ambiance de foule avec applaudissements et sifflets </text:p>
      <text:p text:style-name="P5"><text:span text:style-name="T5">💃 </text:span><text:span text:style-name="T8">Rebecca, oh ! La guerrière danse !</text:span></text:p>
      <text:p text:style-name="P5"><text:span text:style-name="T2">🌟</text:span><text:span text:style-name="T6"> Christ-Ethane ! C’est la belle cadence !</text:span></text:p>
      <text:p text:style-name="P8">🔥🐐 La chèvre grillée, la fête s’enflamme !</text:p>
      <text:p text:style-name="P9">🌈 Rebecca et son fils, lumière qui proclame !</text:p>
      <text:p text:style-name="P6"><text:span text:style-name="T6">🎶 </text:span><text:span text:style-name="T4">[</text:span><text:span text:style-name="T2">Rif final</text:span><text:span text:style-name="T4">]</text:span><text:span text:style-name="T6"> </text:span><text:span text:style-name="Strong_20_Emphasis"><text:span text:style-name="T6">Demba ! Demba ! Demba !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2-07T21:06:49.022090711</dc:date>
    <meta:editing-duration>PT4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4" meta:word-count="494" meta:character-count="2496" meta:non-whitespace-character-count="2053"/>
  </office:meta>
</office:document-meta>
</file>